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Mono" svg:font-family="'DejaVu LGC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16.999cm" style:rel-width="100%" table:align="left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999cm" table:align="left"/>
    </style:style>
    <style:style style:name="Table2.A" style:family="table-column">
      <style:table-column-properties style:column-width="17.999cm"/>
    </style:style>
    <style:style style:name="Table2.A1" style:family="table-cell">
      <style:table-cell-properties fo:padding="0.049cm" fo:border="none"/>
    </style:style>
    <style:style style:name="P1" style:family="paragraph" style:parent-style-name="Table_20_Contents">
      <style:paragraph-properties fo:margin-top="0cm" fo:margin-bottom="0cm" loext:contextual-spacing="false" fo:padding="0cm" fo:border="none"/>
    </style:style>
    <style:style style:name="P2" style:family="paragraph" style:parent-style-name="Table_20_Contents">
      <style:paragraph-properties fo:margin-top="0cm" fo:margin-bottom="0cm" loext:contextual-spacing="false" fo:padding="0cm" fo:border="none"/>
      <style:text-properties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gi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  <text:p text:style-name="P2">hello</text:p>
          </table:table-cell>
        </table:table-row>
        <text:soft-page-break/>
        <table:table-row>
          <table:table-cell table:style-name="Table1.A1" office:value-type="string">
            <text:section text:style-name="Sect1" text:name="ra61">
              <text:p text:style-name="P2">hello</text:p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  <text:p text:style-name="P2">hello</text:p>
                  </table:table-cell>
                </table:table-row>
              </table:table>
              <text:p text:style-name="P1"><text:a xlink:type="simple" xlink:href="../tr_caselogform.cgi%3Fid=29320" text:style-name="Internet_20_link" text:visited-style-name="Visited_20_Internet_20_Link">Advanced interface...</text:a></text:p>
            </text:section>
          </table:table-cell>
        </table:table-row>
      </table:table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Mono" svg:font-family="'DejaVu LGC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LGC Sans Mono" fo:font-family="'DejaVu LGC Sans Mono'" style:font-family-generic="modern" style:font-pitch="fixed" fo:font-size="10pt" style:font-name-asian="DejaVu LGC Sans Mono" style:font-family-asian="'DejaVu LGC Sans Mono'" style:font-family-generic-asian="modern" style:font-pitch-asian="fixed" style:font-size-asian="10pt" style:font-name-complex="DejaVu LGC Sans Mono" style:font-family-complex="'DejaVu LGC Sans Mono'" style:font-family-generic-complex="modern" style:font-pitch-complex="fixed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 Log</dc:title>
    <meta:generator>LibreOffice/5.3.3.2$Linux_X86_64 LibreOffice_project/30m0$Build-2</meta:generator>
    <dc:date>2017-08-16T15:16:10.426937348</dc:date>
    <meta:editing-duration>PT5M47S</meta:editing-duration>
    <meta:editing-cycles>4</meta:editing-cycles>
    <meta:document-statistic meta:character-count="1072" meta:image-count="0" meta:non-whitespace-character-count="946" meta:object-count="0" meta:page-count="2" meta:paragraph-count="55" meta:table-count="6" meta:word-count="178"/>
  </office:meta>
</office:document-meta>
</file>